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9128" calcext:value-type="float">
            <text:p>52.4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3536" calcext:value-type="float">
            <text:p>51.9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5104" calcext:value-type="float">
            <text:p>51.5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4352" calcext:value-type="float">
            <text:p>51.5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7832" calcext:value-type="float">
            <text:p>48.9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4536" calcext:value-type="float">
            <text:p>48.4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4784" calcext:value-type="float">
            <text:p>48.9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199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199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199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198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198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703</text:p>
          </table:table-cell>
          <table:table-cell office:value-type="string" calcext:value-type="string">
            <text:p>198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